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NTPReply.isPositiveCompletion( int rep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Reply.NNTPRep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NTPReply.isNegativePermanent( int rep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Reply.isInformational( int rep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Reply.isNegativeTransient( int rep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Reply.isPositiveIntermediate( int rep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